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5210b" officeooo:paragraph-rsid="0011d22b" style:font-size-asian="14pt" style:font-size-complex="14pt"/>
    </style:style>
    <style:style style:name="P2" style:family="paragraph" style:parent-style-name="Standard">
      <style:text-properties style:font-name="Times New Roman" fo:font-size="14pt" officeooo:rsid="00177bba" officeooo:paragraph-rsid="0011d22b" style:font-size-asian="14pt" style:font-size-complex="14pt"/>
    </style:style>
    <style:style style:name="P3" style:family="paragraph" style:parent-style-name="Standard">
      <style:text-properties style:font-name="Times New Roman" fo:font-size="14pt" officeooo:rsid="004a2cf6" officeooo:paragraph-rsid="0011d22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235ec" officeooo:paragraph-rsid="001235e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235ec" officeooo:paragraph-rsid="001235e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235ec" officeooo:paragraph-rsid="001235ec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235ec" officeooo:paragraph-rsid="001235ec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41c78" officeooo:paragraph-rsid="00141c7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41c78" officeooo:paragraph-rsid="00141c7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fbae8" officeooo:paragraph-rsid="001fbae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21df39" officeooo:paragraph-rsid="0021df39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238499" officeooo:paragraph-rsid="002657da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238499" officeooo:paragraph-rsid="0023849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24a5ea" officeooo:paragraph-rsid="00288c3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rsid="00300bf8" officeooo:paragraph-rsid="00300bf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33466d" officeooo:paragraph-rsid="0033466d" style:font-size-asian="14pt" style:font-size-complex="14pt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mes New Roman" fo:font-size="14pt" officeooo:rsid="0033466d" officeooo:paragraph-rsid="0033466d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rsid="0033466d" officeooo:paragraph-rsid="0036df40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rsid="0034f2c3" officeooo:paragraph-rsid="0034f2c3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3a4656" officeooo:paragraph-rsid="003a4656" style:font-size-asian="14pt" style:font-size-complex="14pt"/>
    </style:style>
    <style:style style:name="T1" style:family="text">
      <style:text-properties officeooo:rsid="0025210b"/>
    </style:style>
    <style:style style:name="T2" style:family="text">
      <style:text-properties officeooo:rsid="00141c78"/>
    </style:style>
    <style:style style:name="T3" style:family="text">
      <style:text-properties officeooo:rsid="0015cba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bae8" style:font-weight-asian="bold" style:font-weight-complex="bold"/>
    </style:style>
    <style:style style:name="T6" style:family="text">
      <style:text-properties fo:font-weight="bold" officeooo:rsid="002657da" style:font-weight-asian="bold" style:font-weight-complex="bold"/>
    </style:style>
    <style:style style:name="T7" style:family="text">
      <style:text-properties fo:font-weight="bold" officeooo:rsid="002b9bcd" style:font-weight-asian="bold" style:font-weight-complex="bold"/>
    </style:style>
    <style:style style:name="T8" style:family="text">
      <style:text-properties fo:font-weight="bold" officeooo:rsid="00300bf8" style:font-weight-asian="bold" style:font-weight-complex="bold"/>
    </style:style>
    <style:style style:name="T9" style:family="text">
      <style:text-properties fo:font-weight="bold" officeooo:rsid="0033466d" style:font-weight-asian="bold" style:font-weight-complex="bold"/>
    </style:style>
    <style:style style:name="T10" style:family="text">
      <style:text-properties fo:font-weight="bold" officeooo:rsid="0034f2c3" style:font-weight-asian="bold" style:font-weight-complex="bold"/>
    </style:style>
    <style:style style:name="T11" style:family="text">
      <style:text-properties fo:font-weight="bold" officeooo:rsid="0036df40" style:font-weight-asian="bold" style:font-weight-complex="bold"/>
    </style:style>
    <style:style style:name="T12" style:family="text">
      <style:text-properties fo:font-weight="bold" officeooo:rsid="00283abf" style:font-weight-asian="bold" style:font-weight-complex="bold"/>
    </style:style>
    <style:style style:name="T13" style:family="text">
      <style:text-properties fo:font-weight="bold" officeooo:rsid="0024a5ea" style:font-weight-asian="bold" style:font-weight-complex="bold"/>
    </style:style>
    <style:style style:name="T14" style:family="text">
      <style:text-properties fo:font-weight="bold" officeooo:rsid="0021df39" style:font-weight-asian="bold" style:font-weight-complex="bold"/>
    </style:style>
    <style:style style:name="T15" style:family="text">
      <style:text-properties fo:font-weight="bold" officeooo:rsid="001706bc" style:font-weight-asian="bold" style:font-weight-complex="bold"/>
    </style:style>
    <style:style style:name="T16" style:family="text">
      <style:text-properties fo:font-weight="bold" officeooo:rsid="00141c78" style:font-weight-asian="bold" style:font-weight-complex="bold"/>
    </style:style>
    <style:style style:name="T17" style:family="text">
      <style:text-properties fo:font-weight="bold" officeooo:rsid="0015cbac" style:font-weight-asian="bold" style:font-weight-complex="bold"/>
    </style:style>
    <style:style style:name="T18" style:family="text">
      <style:text-properties fo:font-weight="bold" officeooo:rsid="00238499" style:font-weight-asian="bold" style:font-weight-complex="bold"/>
    </style:style>
    <style:style style:name="T19" style:family="text">
      <style:text-properties officeooo:rsid="001706bc"/>
    </style:style>
    <style:style style:name="T20" style:family="text">
      <style:text-properties officeooo:rsid="00185a5e"/>
    </style:style>
    <style:style style:name="T21" style:family="text">
      <style:text-properties officeooo:rsid="001cf1cd"/>
    </style:style>
    <style:style style:name="T22" style:family="text">
      <style:text-properties officeooo:rsid="001df95f"/>
    </style:style>
    <style:style style:name="T23" style:family="text">
      <style:text-properties officeooo:rsid="001fbae8"/>
    </style:style>
    <style:style style:name="T24" style:family="text">
      <style:text-properties officeooo:rsid="0021df39"/>
    </style:style>
    <style:style style:name="T25" style:family="text">
      <style:text-properties officeooo:rsid="00238499"/>
    </style:style>
    <style:style style:name="T26" style:family="text">
      <style:text-properties officeooo:rsid="0024a5ea"/>
    </style:style>
    <style:style style:name="T27" style:family="text">
      <style:text-properties officeooo:rsid="002657da"/>
    </style:style>
    <style:style style:name="T28" style:family="text">
      <style:text-properties officeooo:rsid="00283abf"/>
    </style:style>
    <style:style style:name="T29" style:family="text">
      <style:text-properties officeooo:rsid="00289ff7"/>
    </style:style>
    <style:style style:name="T30" style:family="text">
      <style:text-properties officeooo:rsid="002b9bcd"/>
    </style:style>
    <style:style style:name="T31" style:family="text">
      <style:text-properties officeooo:rsid="00300bf8"/>
    </style:style>
    <style:style style:name="T32" style:family="text">
      <style:text-properties officeooo:rsid="0033466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3466d" style:font-weight-asian="normal" style:font-weight-complex="normal"/>
    </style:style>
    <style:style style:name="T35" style:family="text">
      <style:text-properties fo:font-weight="normal" officeooo:rsid="0034f2c3" style:font-weight-asian="normal" style:font-weight-complex="normal"/>
    </style:style>
    <style:style style:name="T36" style:family="text">
      <style:text-properties fo:font-weight="normal" officeooo:rsid="0036df40" style:font-weight-asian="normal" style:font-weight-complex="normal"/>
    </style:style>
    <style:style style:name="T37" style:family="text">
      <style:text-properties fo:font-weight="normal" officeooo:rsid="00238499" style:font-weight-asian="normal" style:font-weight-complex="normal"/>
    </style:style>
    <style:style style:name="T38" style:family="text">
      <style:text-properties officeooo:rsid="0036df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o Federal de Ciência, Educação e Tecnologia do Piauí – <text:span text:style-name="T1">IFPI</text:span></text:p>
      <text:p text:style-name="P1">Curso: Análise e Desenvolvimento de Sistemas – ADS</text:p>
      <text:p text:style-name="P1">Turno: Tarde</text:p>
      <text:p text:style-name="P3">Disciplina: Programação Orientada a Objetos</text:p>
      <text:p text:style-name="P2">Aluno: Vinícius Gomes Araújo Costa</text:p>
      <text:p text:style-name="P2">Matrícula: 20191ADS0274</text:p>
      <text:p text:style-name="P1">Profº Ely Miranda</text:p>
      <text:p text:style-name="P1"/>
      <text:p text:style-name="P5">Exercício 02</text:p>
      <text:p text:style-name="P4"/>
      <text:p text:style-name="P6">1) De acordo com <text:span text:style-name="T4">a documentação do</text:span> <text:span text:style-name="T4">Handbook</text:span> disponível no site <text:a xlink:type="simple" xlink:href="https://www.typescriptlang.org/" text:style-name="Internet_20_link" text:visited-style-name="Visited_20_Internet_20_Link">https://www.typescriptlang.org/</text:a> - a qual seria o guia definitivo para instalação, dúvidas e uso desta <text:span text:style-name="T4">linguagem TypeScript</text:span> – alguns pontos importantes a serem mencionados:</text:p>
      <text:list xml:id="list2393161340" text:style-name="L1">
        <text:list-item>
          <text:p text:style-name="P7">É <text:span text:style-name="T4">Open Source</text:span> e de <text:span text:style-name="T4">Desenvolvimento </text:span><text:span text:style-name="T17">A</text:span><text:span text:style-name="T4">berto</text:span> (os desenvolvedores possuem um time aberto às novas ideias e opiniões bem-vindas à Microsoft;</text:p>
        </text:list-item>
        <text:list-item>
          <text:p text:style-name="P7">Segue de perto om padrão <text:span text:style-name="T4">EcmaScript 5 e 6</text:span> (os mais recentes);</text:p>
        </text:list-item>
        <text:list-item>
          <text:p text:style-name="P7">Por possuir uma <text:span text:style-name="T4">tipagem estática e explícita</text:span>, <text:span text:style-name="T15">o TypeScript</text:span><text:span text:style-name="T19"> </text:span><text:span text:style-name="T2">permite novas adaptações a seu uso em Projetos de Software Orientados a Banco de dados e </text:span><text:span text:style-name="T19">a </text:span><text:span text:style-name="T16">Estruturação</text:span><text:span text:style-name="T2">;</text:span></text:p>
        </text:list-item>
        <text:list-item>
          <text:p text:style-name="P8">Manutenção contínua (anseio por novas features);</text:p>
        </text:list-item>
        <text:list-item>
          <text:p text:style-name="P8"><text:span text:style-name="T4">VS Code detém 95% de sua interface baseada em TypeScript</text:span>;</text:p>
        </text:list-item>
        <text:list-item>
          <text:p text:style-name="P8">Desenvolvida e mantida pela Comunidade Técnica;</text:p>
        </text:list-item>
        <text:list-item>
          <text:p text:style-name="P8">Melhor ferramenta para uso, uma linguagem aprimorada;</text:p>
        </text:list-item>
        <text:list-item>
          <text:p text:style-name="P8">Torna mais fácil para depurar o código;</text:p>
        </text:list-item>
        <text:list-item>
          <text:p text:style-name="P8">Retorna os erros antes do tempo de execução. O que evita “quebrar o código antes de ser executado”.</text:p>
          <text:p text:style-name="P8"/>
        </text:list-item>
      </text:list>
      <text:p text:style-name="P9">Já <text:span text:style-name="T4">a tipagem dinâmica</text:span> <text:span text:style-name="T4">e implícita</text:span> como <text:span text:style-name="T20">e</text:span>m Java Script <text:span text:style-name="T21">nos leva a ter erros de Runtime (ou seja, erros de tempo de execução), não apenas Ja</text:span><text:span text:style-name="T22">vaScript, mas </text:span><text:span text:style-name="T23">pouco se pode inferir sobre as construções em tempo de projeto, pouco se pode avançar em ferramentas como: “</text:span><text:span text:style-name="T5">Linters</text:span><text:span text:style-name="T23">”, </text:span><text:span text:style-name="T5">Typecheckers</text:span><text:span text:style-name="T23"> e </text:span><text:span text:style-name="T5">Intellisenses</text:span><text:span text:style-name="T23">.</text:span></text:p>
      <text:p text:style-name="P10">Mais produtividade e menos tempo tentando resolver <text:span text:style-name="T4">bugs</text:span> são <text:span text:style-name="T4">metas da linguagem TypeScript</text:span>, entretanto em <text:span text:style-name="T4">Linguagens Dinamicamente Tipadas</text:span> o tipo é determinado (inferido) em <text:span text:style-name="T4">Runtime</text:span> (<text:span text:style-name="T4">ou tempo de execução</text:span>) de acordo com o valor do dado, e não a partir da variável.</text:p>
      <text:p text:style-name="P10">Nestes casos, o programa observa qual é o tipo de cada dado que está sendo declarado <text:span text:style-name="T24">do </text:span><text:span text:style-name="T14">código</text:span><text:span text:style-name="T24"> e, a partir disso, determina </text:span><text:span text:style-name="T14">a tipagem</text:span><text:span text:style-name="T24">. A sintaxe não exige que se informe explicitamente o tipo quando definimos variáveis; em algumas linguagens é possível informar explicitamente </text:span><text:span text:style-name="T14">o tipo de dado</text:span><text:span text:style-name="T24">, mas não é obrigatório.</text:span></text:p>
      <text:p text:style-name="P10"/>
      <text:p text:style-name="P11">2) <text:span text:style-name="T25">Além de não ser obrigatório definir </text:span><text:span text:style-name="T18">“tipos”</text:span><text:span text:style-name="T25"> na </text:span><text:span text:style-name="T18">tipagem dinâmica</text:span><text:span text:style-name="T25"> pois já é informado na variável, os erros de </text:span><text:span text:style-name="T18">Runtime</text:span><text:span text:style-name="T25"> (</text:span><text:span text:style-name="T18">erros de tempo de execução</text:span><text:span text:style-name="T25">) provocam a maior desvantagem no uso da</text:span><text:span text:style-name="T18"> tipagem dinâmica</text:span><text:span text:style-name="T37">.</text:span></text:p>
      <text:p text:style-name="P11"/>
      <text:p text:style-name="P12"><text:soft-page-break/>3) <text:span text:style-name="T26">Um exemplo que pode ratificar essa afirmação é concatenação de uma “</text:span><text:span text:style-name="T13">string</text:span><text:span text:style-name="T26">” com um “</text:span><text:span text:style-name="T13">inteiro</text:span><text:span text:style-name="T26">”. Ao iniciar um problema </text:span><text:span text:style-name="T27">de </text:span><text:span text:style-name="T6">concatenação</text:span><text:span text:style-name="T27"> e também com operadores aritméticos com “</text:span><text:span text:style-name="T6">TypeError</text:span><text:span text:style-name="T27">”.</text:span></text:p>
      <text:p text:style-name="P12"><text:span text:style-name="T27">Deste modo, </text:span><text:span text:style-name="T26">podemos ter uma geração de erros dependendo da </text:span><text:span text:style-name="T13">Linguagem de Programação</text:span><text:span text:style-name="T26"> escolhida, são classificadas também em sua </text:span><text:span text:style-name="T13">tipagem fraca e forte</text:span><text:span text:style-name="T26">, </text:span><text:span text:style-name="T13">estável fraca</text:span><text:span text:style-name="T26">, </text:span><text:span text:style-name="T13">estável forte</text:span><text:span text:style-name="T26">, </text:span><text:span text:style-name="T13">dinâmica fraca</text:span><text:span text:style-name="T26"> e </text:span><text:span text:style-name="T13">dinâmica forte</text:span><text:span text:style-name="T26">.</text:span></text:p>
      <text:p text:style-name="P13"/>
      <text:p text:style-name="P14">4) <text:span text:style-name="T27">A </text:span><text:span text:style-name="T6">Linguagem C</text:span><text:span text:style-name="T27">, utilizada em Sistemas Operacionais como </text:span><text:span text:style-name="T6">Linux</text:span><text:span text:style-name="T27"> e </text:span><text:span text:style-name="T6">Unix</text:span><text:span text:style-name="T27">, </text:span><text:span text:style-name="T28">é</text:span><text:span text:style-name="T27"> conhecida como a “</text:span><text:span text:style-name="T6">linguagem mãe</text:span><text:span text:style-name="T27">” da </text:span><text:span text:style-name="T28">Programação de Computadores. Possui tipagem estática e fraca assim como </text:span><text:span text:style-name="T12">C</text:span><text:span text:style-name="T28">, </text:span><text:span text:style-name="T12">C++</text:span><text:span text:style-name="T28"> também detém do mesmo tipo </text:span><text:span text:style-name="T29">p</text:span><text:span text:style-name="T28">ois </text:span><text:span text:style-name="T30">apesar de</text:span><text:span text:style-name="T7"> a tipagem </text:span><text:span text:style-name="T8">estática</text:span><text:span text:style-name="T31"> ter características como: </text:span><text:span text:style-name="T8">segurança forte</text:span><text:span text:style-name="T31">, </text:span><text:span text:style-name="T8">performance</text:span><text:span text:style-name="T31"> e auxílio em tempo de desenvolvimento (</text:span><text:span text:style-name="T8">refatoração</text:span><text:span text:style-name="T31">, complementação de código, informação indicativa de variável e cobertura de código (encapsulamento). Entretanto, </text:span><text:span text:style-name="T8">C</text:span><text:span text:style-name="T31"> é uma </text:span><text:span text:style-name="T8">linguagem de tipagem fraca</text:span><text:span text:style-name="T31"> pois não é definida e aceita universalmente, reforçar um estilo não muito usado.</text:span></text:p>
      <text:p text:style-name="P15">Com isso, o <text:span text:style-name="T4">Type Safety</text:span> é erroneamente confundido com <text:span text:style-name="T4">tipagem forte</text:span>, quebrando fatores de sintaxe e coerção implícita como sinais “<text:span text:style-name="T4">+</text:span>”, “<text:span text:style-name="T4">==</text:span>”,”<text:span text:style-name="T4">+-</text:span>”, entre outros.</text:p>
      <text:p text:style-name="P16">Ex.: <text:span text:style-name="T4">1 + “1”, “1==1”</text:span>.</text:p>
      <text:p text:style-name="P15"/>
      <text:p text:style-name="P15">5) <text:span text:style-name="T32">Em uma hierarquia dos tipos no </text:span><text:span text:style-name="T9">TypeScript</text:span><text:span text:style-name="T32">, </text:span><text:span text:style-name="T11">a</text:span><text:span text:style-name="T9">ny </text:span><text:span text:style-name="T34">é um tipo de </text:span><text:span text:style-name="T9">objeto</text:span><text:span text:style-name="T34"> que classificam:</text:span></text:p>
      <text:list xml:id="list1666412540" text:style-name="L2">
        <text:list-item>
          <text:p text:style-name="P17"><text:span text:style-name="T4">Number</text:span><text:span text:style-name="T33">;</text:span></text:p>
        </text:list-item>
        <text:list-item>
          <text:p text:style-name="P17"><text:span text:style-name="T4">BigInt</text:span><text:span text:style-name="T33">;</text:span></text:p>
        </text:list-item>
        <text:list-item>
          <text:p text:style-name="P17"><text:span text:style-name="T4">Boolean</text:span><text:span text:style-name="T33">;</text:span></text:p>
        </text:list-item>
        <text:list-item>
          <text:p text:style-name="P17"><text:span text:style-name="T4">String</text:span><text:span text:style-name="T33">;</text:span></text:p>
        </text:list-item>
        <text:list-item>
          <text:p text:style-name="P17"><text:span text:style-name="T4">Symbol</text:span><text:span text:style-name="T33">;</text:span></text:p>
        </text:list-item>
        <text:list-item>
          <text:p text:style-name="P17"><text:span text:style-name="T4">Object</text:span><text:span text:style-name="T33">;</text:span></text:p>
        </text:list-item>
      </text:list>
      <text:p text:style-name="P16"><text:span text:style-name="T33"/></text:p>
      <text:p text:style-name="P18"><text:span text:style-name="T33">Seria </text:span><text:span text:style-name="T4">benéfico</text:span><text:span text:style-name="T33"> seu uso em </text:span><text:span text:style-name="T4">aplicações</text:span><text:span text:style-name="T33"> aonde um valor específico cause erros de verificação de tipo, segundo o critério do Handbook </text:span><text:a xlink:type="simple" xlink:href="https://www.typescriptlang.org/docs/handbook/2/everyday-types.html" text:style-name="Internet_20_link" text:visited-style-name="Visited_20_Internet_20_Link"><text:span text:style-name="T33">https://www.typescriptlang.org/docs/handbook/2/everyday-types.html</text:span></text:a><text:span text:style-name="T33"> ;</text:span></text:p>
      <text:p text:style-name="P18"><text:span text:style-name="T33">Quando um valor é do tipo any, você pode acessar qualquer propriedade dele, chamá-lo como uma função, atribuí-lo a (ou de) um valor de qualquer tipo ou praticamente qualquer outra coisa sintaticamente legal.</text:span></text:p>
      <text:p text:style-name="P16"><text:span text:style-name="T33"/></text:p>
      <text:p text:style-name="P16"><text:span text:style-name="T33">6) </text:span><text:span text:style-name="T35">Nesta questão, a definição de variável </text:span><text:span text:style-name="T10">number</text:span><text:span text:style-name="T35"> – tipo primitivo – recomendável a escrita com letra </text:span><text:span text:style-name="T10">n</text:span><text:span text:style-name="T35"> minúscula e não </text:span><text:span text:style-name="T10">N</text:span><text:span text:style-name="T35"> maiúscula para um mesmo </text:span><text:span text:style-name="T10">parâmetro</text:span><text:span text:style-name="T35"> pois é Case Sensitive para </text:span><text:span text:style-name="T10">TypeScript</text:span><text:span text:style-name="T35"> em contrapartida a definição de variável </text:span><text:span text:style-name="T10">Object</text:span><text:span text:style-name="T35"> , por exemplo, o </text:span><text:span text:style-name="T10">number 42</text:span><text:span text:style-name="T35"> em </text:span><text:span text:style-name="T10">Java Script</text:span><text:span text:style-name="T35"> não tem um valor de tempo de execução especial para inteiros, então não há equivalente a </text:span><text:span text:style-name="T10">int</text:span><text:span text:style-name="T35"> ou </text:span><text:span text:style-name="T10">float</text:span><text:span text:style-name="T35"> – tudo é simplesmente </text:span><text:span text:style-name="T10">number</text:span><text:span text:style-name="T35">.</text:span></text:p>
      <text:p text:style-name="P19"><text:span text:style-name="T4">TypeScript</text:span><text:span text:style-name="T33"> possui três tipos primitivos principais, e em cada um deles um tipo correspondente: </text:span><text:span text:style-name="T4">string</text:span><text:span text:style-name="T33">, </text:span><text:span text:style-name="T4">number</text:span><text:span text:style-name="T33"> e </text:span><text:span text:style-name="T4">boolean</text:span><text:span text:style-name="T33">.</text:span></text:p>
      <text:p text:style-name="P19"><text:span text:style-name="T33"/></text:p>
      <text:p text:style-name="P19"><text:span text:style-name="T33">7) Feita no VS Code.</text:span></text:p>
      <text:p text:style-name="P20"><text:soft-page-break/><text:span text:style-name="T33">8) Dúvida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02:10:26.149000000</meta:creation-date>
    <dc:date>2022-09-19T23:09:51.423000000</dc:date>
    <meta:editing-duration>PT3H29M34S</meta:editing-duration>
    <meta:editing-cycles>24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1" meta:word-count="730" meta:character-count="4554" meta:non-whitespace-character-count="3874"/>
  </office:meta>
</office:document-meta>
</file>